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Calibri" svg:font-family="Calibri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578cm"/>
    </style:style>
    <style:style style:name="co3" style:family="table-column">
      <style:table-column-properties fo:break-before="auto" style:column-width="2.882cm"/>
    </style:style>
    <style:style style:name="co4" style:family="table-column">
      <style:table-column-properties fo:break-before="auto" style:column-width="2.528cm"/>
    </style:style>
    <style:style style:name="co5" style:family="table-column">
      <style:table-column-properties fo:break-before="auto" style:column-width="22.401cm"/>
    </style:style>
    <style:style style:name="ro4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boolean-style style:name="N8099" number:language="en" number:country="IN">
      <number:boolean/>
    </number:boolean-style>
    <style:style style:name="ce1" style:family="table-cell" style:parent-style-name="Default">
      <style:table-cell-properties style:glyph-orientation-vertical="auto" fo:border-bottom="none" fo:background-color="#ccffff" style:cell-protect="protected" style:print-content="true" style:diagonal-bl-tr="none" style:diagonal-tl-br="none" style:text-align-source="value-type" style:repeat-content="false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Calibri" fo:font-size="11pt" fo:font-style="normal" style:text-underline-style="none" fo:font-weight="bold" style:font-weight-asian="bold" style:font-weight-complex="bold"/>
    </style:style>
    <style:style style:name="ce2" style:family="table-cell" style:parent-style-name="Default">
      <style:table-cell-properties style:glyph-orientation-vertical="auto" fo:border-bottom="none" fo:background-color="#ccffff" style:cell-protect="protected" style:print-content="true" style:diagonal-bl-tr="none" style:diagonal-tl-br="none" style:text-align-source="value-type" style:repeat-content="false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none" style:rotation-angle="0" style:rotation-align="none" style:shrink-to-fit="false" fo:border-top="0.106cm solid #000000" gnm:GnmHAlign="1" style:vertical-align="bottom"/>
      <style:text-properties fo:color="#000000" style:text-line-through-style="none" style:font-name="Calibri" fo:font-size="11pt" fo:font-style="normal" style:text-underline-style="none" fo:font-weight="bold" style:font-weight-asian="bold" style:font-weight-complex="bold"/>
    </style:style>
    <style:style style:name="ce4" style:family="table-cell" style:parent-style-name="Default">
      <style:table-cell-properties style:glyph-orientation-vertical="auto" fo:border-bottom="none" fo:background-color="#ccffff" style:cell-protect="protected" style:print-content="true" style:diagonal-bl-tr="none" style:diagonal-tl-br="none" style:text-align-source="value-type" style:repeat-content="false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font-style="normal" style:text-underline-style="none" fo:font-weight="normal" style:font-name-asian="Monaco" style:font-size-asian="11pt" style:font-name-complex="Monaco" style:font-size-complex="6.25pt"/>
    </style:style>
    <style:style style:name="ce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none" style:rotation-angle="0" style:rotation-align="none" style:shrink-to-fit="false" fo:border-top="0.106cm solid #000000" gnm:GnmHAlign="1" style:vertical-align="bottom"/>
      <style:text-properties fo:color="#000000" style:text-line-through-style="none" style:font-name="Calibri" fo:font-size="11pt" fo:font-style="normal" style:text-underline-style="none" fo:font-weight="bold"/>
    </style:style>
    <style:style style:name="ce6" style:family="table-cell" style:parent-style-name="Default" style:data-style-name="N8099">
      <style:table-cell-properties style:glyph-orientation-vertical="auto" fo:border-bottom="none" fo:background-color="#ccffff" style:cell-protect="protected" style:print-content="true" style:diagonal-bl-tr="none" style:diagonal-tl-br="none" style:text-align-source="value-type" style:repeat-content="false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Calibri" fo:font-size="11pt" fo:font-style="normal" style:text-underline-style="none" fo:font-weight="normal" style:font-name-asian="Microsoft YaHei" style:font-name-complex="Mangal"/>
    </style:style>
    <style:style style:name="ce7" style:family="table-cell" style:parent-style-name="Default" style:data-style-name="N8099">
      <style:table-cell-properties style:glyph-orientation-vertical="auto" fo:border-bottom="none" fo:background-color="#ccffff" style:cell-protect="protected" style:print-content="true" style:diagonal-bl-tr="none" style:diagonal-tl-br="none" style:text-align-source="value-type" style:repeat-content="false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10" style:family="table-cell" style:parent-style-name="Default" style:data-style-name="N10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none" style:rotation-angle="0" style:rotation-align="none" style:shrink-to-fit="false" fo:border-top="0.106cm solid #000000" gnm:GnmHAlign="1" style:vertical-align="bottom"/>
      <style:text-properties fo:color="#000000" style:text-line-through-style="none" style:font-name="Calibri" fo:font-size="11pt" fo:font-style="normal" style:text-underline-style="none" fo:font-weight="bold"/>
    </style:style>
    <style:style style:name="ce1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12" style:family="table-cell" style:parent-style-name="Default" style:data-style-name="N10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2cm double #000000" style:border-line-width="0.004cm 0.004cm 0.004cm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bold"/>
    </style:style>
    <style:style style:name="ce14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0.012cm double #000000" style:border-line-width="0.004cm 0.004cm 0.004cm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 style:font-name-asian="Microsoft YaHei" style:font-name-complex="Mangal"/>
    </style:style>
    <style:style style:name="ce15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0.012cm double #000000" style:border-line-width="0.004cm 0.004cm 0.004cm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</office:automatic-styles>
  <office:body>
    <office:spreadsheet>
      <table:content-validations>
        <table:content-validation table:name="val1" table:condition="of:cell-content-is-in-list({&quot;CHROME&quot;;&quot;INTERNET EXPLORER&quot;;&quot;FIREFOX&quot;})" table:allow-empty-cell="true" table:display-list="unsorted" table:base-cell-address="Sheet1.E3">
          <table:error-message table:message-type="warning" table:display="true"/>
        </table:content-validation>
        <table:content-validation table:name="val2" table:condition="of:cell-content-is-in-list({TRUE;FALSE})" table:allow-empty-cell="true" table:display-list="unsorted" table:base-cell-address="Sheet1.I3">
          <table:error-message table:message-type="warning" table:display="true"/>
        </table:content-validation>
        <table:content-validation table:name="val3" table:condition="of:cell-content-is-in-list({1;2;3;4;5;6;7})" table:allow-empty-cell="true" table:display-list="unsorted" table:base-cell-address="Sheet1.U3">
          <table:error-message table:message-type="warning" table:display="true"/>
        </table:content-validation>
      </table:content-validations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6"/>
        <table:table-column table:style-name="co4" table:default-cell-style-name="ce6"/>
        <table:table-column table:style-name="co1" table:number-columns-repeated="2" table:default-cell-style-name="ce6"/>
        <table:table-column table:style-name="co1" table:default-cell-style-name="ce7"/>
        <table:table-column table:style-name="co1" table:number-columns-repeated="2" table:default-cell-style-name="ce8"/>
        <table:table-column table:style-name="co1" table:default-cell-style-name="ce11"/>
        <table:table-column table:style-name="co5" table:default-cell-style-name="ce14"/>
        <table:table-row table:style-name="ro2">
          <table:table-cell table:style-name="ce1" office:value-type="string">
            <text:p>Sno</text:p>
          </table:table-cell>
          <table:table-cell table:style-name="ce3" office:value-type="string">
            <text:p>TestCaseName</text:p>
          </table:table-cell>
          <table:table-cell table:style-name="ce5" office:value-type="string">
            <text:p>BrowserName</text:p>
          </table:table-cell>
          <table:table-cell table:style-name="ce5" office:value-type="string">
            <text:p>DesktopWeb</text:p>
          </table:table-cell>
          <table:table-cell table:style-name="ce5" office:value-type="string">
            <text:p>iOSApp</text:p>
          </table:table-cell>
          <table:table-cell table:style-name="ce5" office:value-type="string">
            <text:p>androidWeb</text:p>
          </table:table-cell>
          <table:table-cell table:style-name="ce5" office:value-type="string">
            <text:p>AndroidApp</text:p>
          </table:table-cell>
          <table:table-cell table:style-name="ce5" office:value-type="string">
            <text:p>backEndWeb</text:p>
          </table:table-cell>
          <table:table-cell table:style-name="ce5" office:value-type="string">
            <text:p>API</text:p>
          </table:table-cell>
          <table:table-cell table:style-name="ce5" office:value-type="string">
            <text:p>startScriptDataRow</text:p>
          </table:table-cell>
          <table:table-cell table:style-name="ce5" office:value-type="string">
            <text:p>endScriptDataRow</text:p>
          </table:table-cell>
          <table:table-cell table:style-name="ce10" office:value-type="string">
            <text:p>IP Address</text:p>
          </table:table-cell>
          <table:table-cell table:style-name="ce13" office:value-type="string">
            <text:p>Remarks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string">
            <text:p>TC_ProfilePercentageValidation</text:p>
          </table:table-cell>
          <table:table-cell table:content-validation-name="val1" office:value-type="string">
            <text:p>CHROME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Validation related Profile Percentage.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4" office:value-type="string">
            <text:p>TC_Signup</text:p>
          </table:table-cell>
          <table:table-cell table:content-validation-name="val1" office:value-type="string">
            <text:p>CHROME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Signup functionality with different test data to cover all test step.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C_Login</text:p>
          </table:table-cell>
          <table:table-cell table:content-validation-name="val1" office:value-type="string">
            <text:p>FIREFOX</text:p>
          </table:table-cell>
          <table:table-cell table:content-validation-name="val2" office:value-type="boolean" office:boolean-value="false">
            <text:p>FALSE</text:p>
          </table:table-cell>
          <table:table-cell table:number-columns-repeated="4" table:style-name="ce7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table:style-name="ce9" office:value-type="float" office:value="1">
            <text:p>1</text:p>
          </table:table-cell>
          <table:table-cell table:style-name="ce12" table:content-validation-name="val3"/>
          <table:table-cell table:style-name="ce15" office:value-type="string">
            <text:p>Login functionality with different test data to cover all test step.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TC_ForgotPassword</text:p>
          </table:table-cell>
          <table:table-cell table:content-validation-name="val1" office:value-type="string">
            <text:p>CHROME</text:p>
          </table:table-cell>
          <table:table-cell table:content-validation-name="val2" office:value-type="boolean" office:boolean-value="false">
            <text:p>FALSE</text:p>
          </table:table-cell>
          <table:table-cell table:number-columns-repeated="4" table:style-name="ce7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table:style-name="ce9" office:value-type="float" office:value="1">
            <text:p>1</text:p>
          </table:table-cell>
          <table:table-cell table:style-name="ce12" table:content-validation-name="val3"/>
          <table:table-cell table:style-name="ce15" office:value-type="string">
            <text:p>Forgot password to verify forgot password works.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4" office:value-type="string">
            <text:p>TC_VerifyInnerTabsOfAboutLink</text:p>
          </table:table-cell>
          <table:table-cell table:content-validation-name="val1" office:value-type="string">
            <text:p>CHROME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Verify Inner Tabs of About Link.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C_VerifyMainHeaderSubTabs</text:p>
          </table:table-cell>
          <table:table-cell table:content-validation-name="val1" office:value-type="string">
            <text:p>CHROME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table:style-name="ce9" office:value-type="float" office:value="1">
            <text:p>1</text:p>
          </table:table-cell>
          <table:table-cell table:style-name="ce12" table:content-validation-name="val3"/>
          <table:table-cell table:style-name="ce15" office:value-type="string">
            <text:p>Verify Main Header Sub Tabs.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TC_VerifyExploreDropDownContent</text:p>
          </table:table-cell>
          <table:table-cell table:content-validation-name="val1" office:value-type="string">
            <text:p>CHROME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Verify Inner Tabs of Explore Link.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TC_VerifyFooterLinkedText</text:p>
          </table:table-cell>
          <table:table-cell table:content-validation-name="val1" office:value-type="string">
            <text:p>FIREFOX</text:p>
          </table:table-cell>
          <table:table-cell table:content-validation-name="val2" office:value-type="boolean" office:boolean-value="true">
            <text:p>TRUE</text:p>
          </table:table-cell>
          <table:table-cell table:number-columns-repeated="4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Verify Footer links.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TC_VerifySharingLinks</text:p>
          </table:table-cell>
          <table:table-cell table:content-validation-name="val1" office:value-type="string">
            <text:p>CHROME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Verify Sharing links.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TC_AddViewAndDeleteNewPlant</text:p>
          </table:table-cell>
          <table:table-cell table:content-validation-name="val1" office:value-type="string">
            <text:p>CHROME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Add view and delete plant.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TC_verifyPlantCreateDateAfterUpdation</text:p>
          </table:table-cell>
          <table:table-cell table:content-validation-name="val1" office:value-type="string">
            <text:p>CHROME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Verify Plant create &amp; update date after plant modification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TC_verifyPlantPrivateLocationFromUnAuthorizedUser</text:p>
          </table:table-cell>
          <table:table-cell table:content-validation-name="val1" office:value-type="string">
            <text:p>CHROME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Verify Plant Private Location from other user.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TC_AddViewAndVerifyPlantAddressMapLikeCount</text:p>
          </table:table-cell>
          <table:table-cell table:content-validation-name="val1" office:value-type="string">
            <text:p>CHROME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Verify plant blank address, map view &amp; like count.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TC_FollowUserProfileAndOrg</text:p>
          </table:table-cell>
          <table:table-cell table:content-validation-name="val1" office:value-type="string">
            <text:p>CHROME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Verify Follow user information.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TC_AddViewAndVerifyCollection</text:p>
          </table:table-cell>
          <table:table-cell table:content-validation-name="val1" office:value-type="string">
            <text:p>CHROME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Add new collection &amp; verify it either it is added or not.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TC_AddViewAndDeleteCollectionSubCollection</text:p>
          </table:table-cell>
          <table:table-cell table:content-validation-name="val1" office:value-type="string">
            <text:p>CHROME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Add view and delete Collection and sub collection.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TC_AddPlantToSubCollectionAndVerifyItInCollection</text:p>
          </table:table-cell>
          <table:table-cell table:content-validation-name="val1" office:value-type="string">
            <text:p>CHROME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Add plant to subcollection and delete it from subcollection verify it in collectio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TC_verifyPostCommentAndNotificationUserProfile</text:p>
          </table:table-cell>
          <table:table-cell table:content-validation-name="val1" office:value-type="string">
            <text:p>CHROME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Write post do comment on that post &amp; verify notification count after view comment message for user profile.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TC_verifyPostCommentAndNotificationForOrg</text:p>
          </table:table-cell>
          <table:table-cell table:content-validation-name="val1" office:value-type="string">
            <text:p>CHROME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Write post do comment on that post &amp; verify notification count after view comment message for organization.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TC_AddCollectionToPlantAndVerifyItOnPlantDetailPage</text:p>
          </table:table-cell>
          <table:table-cell table:content-validation-name="val1" office:value-type="string">
            <text:p>CHROME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Add Collection to plant &amp; verify this collection on plant detail page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TC_AddPlantToSubCollectionAndVerifyItInSubCollection</text:p>
          </table:table-cell>
          <table:table-cell table:content-validation-name="val1" office:value-type="string">
            <text:p>CHROME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Add plant to Subcollection and delete it from collection verify it in collection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style-name="ce4" office:value-type="string">
            <text:p>TC_AddAndDeleteCollectionFromOrganization</text:p>
          </table:table-cell>
          <table:table-cell table:content-validation-name="val1" office:value-type="string">
            <text:p>CHROME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Add &amp; Delete added collection from organization.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TC_AddAndViewOrganization</text:p>
          </table:table-cell>
          <table:table-cell table:content-validation-name="val1" office:value-type="string">
            <text:p>CHROME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Add and view added organization.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TC_AddViewAndDeleteOrganization</text:p>
          </table:table-cell>
          <table:table-cell table:content-validation-name="val1" office:value-type="string">
            <text:p>CHROME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Delete added organization.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TC_AddPlantToOrganization</text:p>
          </table:table-cell>
          <table:table-cell table:content-validation-name="val1" office:value-type="string">
            <text:p>CHROME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Add plant to the organization.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TC_CreateEvent</text:p>
          </table:table-cell>
          <table:table-cell table:content-validation-name="val1" office:value-type="string">
            <text:p>CHROME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Add event to organization.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TC_DeleteEvent</text:p>
          </table:table-cell>
          <table:table-cell table:content-validation-name="val1" office:value-type="string">
            <text:p>CHROME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Delete event from organization.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TC_VerifyEventYearValuesByMonthAndYearCriteria</text:p>
          </table:table-cell>
          <table:table-cell table:content-validation-name="val1" office:value-type="string">
            <text:p>CHROME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Verify Event month list by selecting month &amp; year values.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TC_VerifyEventMonthValuesByMonthCriteria</text:p>
          </table:table-cell>
          <table:table-cell table:content-validation-name="val1" office:value-type="string">
            <text:p>CHROME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Verify Event month list by selecting month values.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TC_AddVerifyAndDeleteRecurringEvent</text:p>
          </table:table-cell>
          <table:table-cell table:content-validation-name="val1" office:value-type="string">
            <text:p>CHROME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Create event with reccurring options.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style-name="ce4" office:value-type="string">
            <text:p>TC_PlacePlantsOrder</text:p>
          </table:table-cell>
          <table:table-cell table:content-validation-name="val1" office:value-type="string">
            <text:p>CHROME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Place order with different tags &amp; plant quantity.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style-name="ce4" office:value-type="string">
            <text:p>TC_PlacePlantsOrderFromTag</text:p>
          </table:table-cell>
          <table:table-cell table:content-validation-name="val1" office:value-type="string">
            <text:p>CHROME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Place order with different tags &amp; plant quantity from tag list.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TC_AddUserFromAdmin</text:p>
          </table:table-cell>
          <table:table-cell table:content-validation-name="val1" office:value-type="string">
            <text:p>CHROME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Add User From Admin &amp; Verify it on the QA Server.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TC_AddPlantsFromAdmin</text:p>
          </table:table-cell>
          <table:table-cell table:content-validation-name="val1" office:value-type="string">
            <text:p>CHROME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Add Plant from admin &amp; Verify it on the QA Server.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TC_AddTabManagerFromAdmin</text:p>
          </table:table-cell>
          <table:table-cell table:content-validation-name="val1" office:value-type="string">
            <text:p>CHROME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Add Tab From admin &amp; Verify it on the QA Server.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TC_AddCollectionFromAdmin</text:p>
          </table:table-cell>
          <table:table-cell table:content-validation-name="val1" office:value-type="string">
            <text:p>CHROME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Add Collection From Admin &amp; verify it on the QA server.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TC_AddOrgFromAdmin</text:p>
          </table:table-cell>
          <table:table-cell table:content-validation-name="val1" office:value-type="string">
            <text:p>CHROME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Add Organization from admin &amp; verify it on the testing site.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TC_ConnectToNetwork</text:p>
          </table:table-cell>
          <table:table-cell table:content-validation-name="val1" office:value-type="string">
            <text:p>CHROME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Connect to network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TC_AddAndVerifyAddedPlantWithUnAuthorizeUser</text:p>
          </table:table-cell>
          <table:table-cell table:content-validation-name="val1" office:value-type="string">
            <text:p>CHROME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Create new plants with all details &amp; verify these detail with unauthorize user.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TC_VerifyMyProfileWithAddCollectionWithoutSignInOrUp</text:p>
          </table:table-cell>
          <table:table-cell table:content-validation-name="val1" office:value-type="string">
            <text:p>CHROME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Verify profile page view when we add collection without signIn or SignUp.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TC_VerifyPlantAndNetworkCount</text:p>
          </table:table-cell>
          <table:table-cell table:content-validation-name="val1" office:value-type="string">
            <text:p>CHROME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Verify Plants, Collections,Networs count.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TC_TestPlantsOrderOnMyTagsPageAfterRemovePlant</text:p>
          </table:table-cell>
          <table:table-cell table:content-validation-name="val1" office:value-type="string">
            <text:p>CHROME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Verify Plants Order from cart page after delete plant from cart list.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TC_verifyLoginScreenRequiredToDoOperation</text:p>
          </table:table-cell>
          <table:table-cell table:content-validation-name="val1" office:value-type="string">
            <text:p>CHROME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Verify Login Screen appearance for completing some operation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TC_verifyPaginationToSeePublicPlantsDetails</text:p>
          </table:table-cell>
          <table:table-cell table:content-validation-name="val1" office:value-type="string">
            <text:p>CHROME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Verify to see public plants without login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TC_TestLinksAndImages</text:p>
          </table:table-cell>
          <table:table-cell table:content-validation-name="val1" office:value-type="string">
            <text:p>CHROME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Verify Plants, Collections,Networs count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Calibri" svg:font-family="Calibri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24/07/2018</text:date>, <text:time>10:0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4:32:50</meta:creation-date>
    <dc:date>2018-07-24T10:05:49.13</dc:date>
    <meta:editing-duration>PT15H22M52S</meta:editing-duration>
    <meta:editing-cycles>112</meta:editing-cycles>
    <meta:generator>OpenOffice/4.1.3$Win32 OpenOffice.org_project/413m1$Build-9783</meta:generator>
    <meta:document-statistic meta:table-count="3" meta:cell-count="553" meta:object-count="0"/>
  </office:meta>
</office:document-meta>
</file>